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2" style:parent-style-name="Standard" style:family="paragraph">
      <style:text-properties fo:font-size="14pt" style:font-size-asian="14pt" style:font-size-complex="14pt"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Listenabsatz" style:list-style-name="LFO1" style:family="paragraph">
      <style:text-properties fo:language="en" fo:country="GB"/>
    </style:style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>
      <style:text-properties fo:language="en" fo:country="GB"/>
    </style:style>
    <style:style style:name="P7" style:parent-style-name="Listenabsatz" style:list-style-name="LFO1" style:family="paragraph">
      <style:text-properties fo:language="en" fo:country="GB"/>
    </style:style>
    <style:style style:name="P8" style:parent-style-name="Listenabsatz" style:list-style-name="LFO1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2" style:parent-style-name="Listenabsatz" style:list-style-name="LFO1" style:family="paragraph">
      <style:text-properties fo:language="en" fo:country="GB"/>
    </style:style>
    <style:style style:name="P13" style:parent-style-name="Listenabsatz" style:list-style-name="LFO1" style:family="paragraph">
      <style:text-properties fo:language="en" fo:country="GB"/>
    </style:style>
    <style:style style:name="P14" style:parent-style-name="Listenabsatz" style:list-style-name="LFO1" style:family="paragraph">
      <style:text-properties fo:language="en" fo:country="GB"/>
    </style:style>
    <style:style style:name="P15" style:parent-style-name="Listenabsatz" style:list-style-name="LFO1" style:family="paragraph">
      <style:text-properties fo:language="en" fo:country="GB"/>
    </style:style>
    <style:style style:name="P1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7" style:parent-style-name="Listenabsatz" style:list-style-name="LFO1" style:family="paragraph">
      <style:text-properties fo:language="en" fo:country="GB"/>
    </style:style>
    <style:style style:name="P18" style:parent-style-name="Listenabsatz" style:list-style-name="LFO1" style:family="paragraph">
      <style:text-properties fo:language="en" fo:country="GB"/>
    </style:style>
    <style:style style:name="P19" style:parent-style-name="Listenabsatz" style:list-style-name="LFO1" style:family="paragraph">
      <style:text-properties fo:language="en" fo:country="GB"/>
    </style:style>
    <style:style style:name="P20" style:parent-style-name="Listenabsatz" style:list-style-name="LFO1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Listenabsatz" style:list-style-name="LFO1" style:family="paragraph">
      <style:text-properties fo:language="en" fo:country="GB"/>
    </style:style>
    <style:style style:name="P24" style:parent-style-name="Listenabsatz" style:list-style-name="LFO1" style:family="paragraph">
      <style:text-properties fo:language="en" fo:country="GB"/>
    </style:style>
    <style:style style:name="P25" style:parent-style-name="Listenabsatz" style:list-style-name="LFO1" style:family="paragraph">
      <style:text-properties fo:language="en" fo:country="GB"/>
    </style:style>
    <style:style style:name="P26" style:parent-style-name="Listenabsatz" style:list-style-name="LFO1" style:family="paragraph">
      <style:text-properties fo:language="en" fo:country="GB"/>
    </style:style>
    <style:style style:name="P2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8" style:parent-style-name="Listenabsatz" style:list-style-name="LFO1" style:family="paragraph">
      <style:text-properties fo:language="en" fo:country="GB"/>
    </style:style>
    <style:style style:name="P29" style:parent-style-name="Listenabsatz" style:list-style-name="LFO1" style:family="paragraph">
      <style:text-properties fo:language="en" fo:country="GB"/>
    </style:style>
    <style:style style:name="P30" style:parent-style-name="Listenabsatz" style:list-style-name="LFO1" style:family="paragraph">
      <style:text-properties fo:language="en" fo:country="GB"/>
    </style:style>
    <style:style style:name="P31" style:parent-style-name="Listenabsatz" style:list-style-name="LFO1" style:family="paragraph">
      <style:text-properties fo:language="en" fo:country="GB"/>
    </style:style>
    <style:style style:name="P32" style:parent-style-name="Listenabsatz" style:list-style-name="LFO1" style:family="paragraph">
      <style:text-properties fo:language="en" fo:country="GB"/>
    </style:style>
    <style:style style:name="P33" style:parent-style-name="Listenabsatz" style:family="paragraph">
      <style:text-properties fo:language="en" fo:country="GB"/>
    </style:style>
    <style:style style:name="P34" style:parent-style-name="Listenabsatz" style:family="paragraph">
      <style:text-properties fo:language="en" fo:country="GB"/>
    </style:style>
    <style:style style:name="P35" style:parent-style-name="Listenabsatz" style:family="paragraph">
      <style:text-properties fo:language="en" fo:country="GB"/>
    </style:style>
    <style:style style:name="P3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7" style:parent-style-name="Listenabsatz" style:list-style-name="LFO1" style:family="paragraph">
      <style:text-properties fo:language="en" fo:country="GB"/>
    </style:style>
    <style:style style:name="P3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9" style:parent-style-name="Listenabsatz" style:list-style-name="LFO1" style:family="paragraph">
      <style:text-properties fo:language="en" fo:country="GB"/>
    </style:style>
    <style:style style:name="P40" style:parent-style-name="Listenabsatz" style:list-style-name="LFO1" style:family="paragraph">
      <style:text-properties fo:language="en" fo:country="GB"/>
    </style:style>
    <style:style style:name="P41" style:parent-style-name="Listenabsatz" style:list-style-name="LFO1" style:family="paragraph">
      <style:text-properties fo:language="en" fo:country="GB"/>
    </style:style>
    <style:style style:name="P42" style:parent-style-name="Listenabsatz" style:list-style-name="LFO1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Listenabsatz" style:list-style-name="LFO1" style:family="paragraph">
      <style:text-properties fo:language="en" fo:country="GB"/>
    </style:style>
    <style:style style:name="P45" style:parent-style-name="Listenabsatz" style:list-style-name="LFO1" style:family="paragraph">
      <style:text-properties fo:language="en" fo:country="GB"/>
    </style:style>
    <style:style style:name="P46" style:parent-style-name="Listenabsatz" style:list-style-name="LFO1" style:family="paragraph">
      <style:text-properties fo:language="en" fo:country="GB"/>
    </style:style>
    <style:style style:name="P47" style:parent-style-name="Listenabsatz" style:list-style-name="LFO1" style:family="paragraph">
      <style:text-properties fo:language="en" fo:country="GB"/>
    </style:style>
    <style:style style:name="P48" style:parent-style-name="Listenabsatz" style:list-style-name="LFO1" style:family="paragraph">
      <style:text-properties fo:language="en" fo:country="GB"/>
    </style:style>
    <style:style style:name="P4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" style:parent-style-name="Listenabsatz" style:list-style-name="LFO1" style:family="paragraph">
      <style:text-properties fo:language="en" fo:country="GB"/>
    </style:style>
    <style:style style:name="P51" style:parent-style-name="Listenabsatz" style:list-style-name="LFO1" style:family="paragraph">
      <style:text-properties fo:language="en" fo:country="GB"/>
    </style:style>
    <style:style style:name="P52" style:parent-style-name="Listenabsatz" style:list-style-name="LFO1" style:family="paragraph">
      <style:text-properties fo:language="en" fo:country="GB"/>
    </style:style>
    <style:style style:name="P53" style:parent-style-name="Listenabsatz" style:list-style-name="LFO1" style:family="paragraph">
      <style:text-properties fo:language="en" fo:country="GB"/>
    </style:style>
    <style:style style:name="P54" style:parent-style-name="Listenabsatz" style:list-style-name="LFO1" style:family="paragraph">
      <style:text-properties fo:language="en" fo:country="GB"/>
    </style:style>
    <style:style style:name="P55" style:parent-style-name="Listenabsatz" style:list-style-name="LFO1" style:family="paragraph">
      <style:text-properties fo:language="en" fo:country="GB"/>
    </style:style>
    <style:style style:name="P5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7" style:parent-style-name="Listenabsatz" style:list-style-name="LFO1" style:family="paragraph">
      <style:text-properties fo:language="en" fo:country="GB"/>
    </style:style>
    <style:style style:name="P58" style:parent-style-name="Listenabsatz" style:list-style-name="LFO1" style:family="paragraph">
      <style:text-properties fo:language="en" fo:country="GB"/>
    </style:style>
    <style:style style:name="P59" style:parent-style-name="Listenabsatz" style:list-style-name="LFO1" style:family="paragraph">
      <style:text-properties fo:language="en" fo:country="GB"/>
    </style:style>
    <style:style style:name="P60" style:parent-style-name="Listenabsatz" style:list-style-name="LFO1" style:family="paragraph">
      <style:text-properties fo:language="en" fo:country="GB"/>
    </style:style>
    <style:style style:name="P61" style:parent-style-name="Listenabsatz" style:list-style-name="LFO1" style:family="paragraph">
      <style:text-properties fo:language="en" fo:country="GB"/>
    </style:style>
    <style:style style:name="P6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4" style:parent-style-name="Standard" style:family="paragraph">
      <style:text-properties fo:language="en" fo:country="GB"/>
    </style:style>
  </office:automatic-styles>
  <office:body>
    <office:text text:use-soft-page-breaks="true">
      <text:p text:style-name="P1">STM32L431CB I2C Configuration</text:p>
      <text:p text:style-name="P2"/>
      <text:p text:style-name="P3">I2C initialization:</text:p>
      <text:list text:style-name="LFO1" text:continue-numbering="true">
        <text:list-item>
          <text:p text:style-name="P4">Make sure peripheral clock is configured and enabled -&gt; Check configuration in RCC registers</text:p>
        </text:list-item>
        <text:list-item>
          <text:p text:style-name="P5">Disable the I2C clock -&gt; Clear PE bit in I2C_CR1 register (also performs software reset)</text:p>
        </text:list-item>
        <text:list-item>
          <text:p text:style-name="P6">Configure Noise Filters -&gt; ANFOFF, DNF in I2C_CR1 (Leave default configuration)</text:p>
        </text:list-item>
        <text:list-item>
          <text:p text:style-name="P7">Configure timings (Cube) -&gt; PRESC, SCLDEL, SDADEL, SCLH, SCLL in I2C_TIMINGR register</text:p>
        </text:list-item>
        <text:list-item>
          <text:p text:style-name="P8">Enable the I2C clock -&gt; Set PE bit in I2C_CR1 register</text:p>
        </text:list-item>
      </text:list>
      <text:p text:style-name="P9"/>
      <text:p text:style-name="P10">Data Transfer:</text:p>
      <text:p text:style-name="P11">Reception:</text:p>
      <text:list text:style-name="LFO1" text:continue-numbering="true">
        <text:list-item>
          <text:p text:style-name="P12">Data goes in shift register -&gt; RXNE = 0</text:p>
        </text:list-item>
        <text:list-item>
          <text:p text:style-name="P13">Data goes in data register (I2C_RXDR) -&gt; RXNE = 1</text:p>
        </text:list-item>
        <text:list-item>
          <text:p text:style-name="P14">Next Data goes in shift register -&gt; Clock is stretched since shift and data registers are full</text:p>
        </text:list-item>
        <text:list-item>
          <text:p text:style-name="P15">After reading data in I2C_RXDR-&gt; Clock is released, but RXNE stays set</text:p>
        </text:list-item>
      </text:list>
      <text:p text:style-name="P16">Transmission:</text:p>
      <text:list text:style-name="LFO1" text:continue-numbering="true">
        <text:list-item>
          <text:p text:style-name="P17">Data gets written into data register I2C_TXDR -&gt; TXE is cleared</text:p>
        </text:list-item>
        <text:list-item>
          <text:p text:style-name="P18">Data goes to shift register -&gt; Data register empty -&gt; TXE = 1</text:p>
        </text:list-item>
        <text:list-item>
          <text:p text:style-name="P19">If no new data -&gt; Clock is stretched since shift and data registers are empty</text:p>
        </text:list-item>
        <text:list-item>
          <text:p text:style-name="P20">After writing data in I2C_TXDR -&gt; Clock is released, TXE stays set</text:p>
        </text:list-item>
      </text:list>
      <text:p text:style-name="P21"/>
      <text:p text:style-name="P22">Byte counter:</text:p>
      <text:list text:style-name="LFO1" text:continue-numbering="true">
        <text:list-item>
          <text:p text:style-name="P23">The number of transferred and received bytes is counted</text:p>
        </text:list-item>
        <text:list-item>
          <text:p text:style-name="P24">In Master mode always enabled<text:s/></text:p>
        </text:list-item>
        <text:list-item>
          <text:p text:style-name="P25">In slave mode can be enabled by setting SBC bit in I2C_CR2</text:p>
        </text:list-item>
        <text:list-item>
          <text:p text:style-name="P26">The number of bytes for transfer must be programmed -&gt; NBYTES in I2C_CR2</text:p>
        </text:list-item>
      </text:list>
      <text:p text:style-name="P27">Reload = 1</text:p>
      <text:list text:style-name="LFO1" text:continue-numbering="true">
        <text:list-item>
          <text:p text:style-name="P28">If number of bytes to transfer is greater than 255 -&gt; Set RELOAD bit in I2C_CR2</text:p>
        </text:list-item>
        <text:list-item>
          <text:p text:style-name="P29">If number of bytes have been written -&gt; TCR flag is set and clock is stretched</text:p>
        </text:list-item>
        <text:list-item>
          <text:p text:style-name="P30">Interrupt is generated if TCIE set<text:s/></text:p>
        </text:list-item>
        <text:list-item>
          <text:p text:style-name="P31">TCR is cleared by writing new non-zero value into NBYTES</text:p>
        </text:list-item>
        <text:list-item>
          <text:p text:style-name="P32">IF NBYTES reloaded with last number of bytes -&gt; RELOAD bit must be cleared</text:p>
        </text:list-item>
      </text:list>
      <text:p text:style-name="P33"/>
      <text:p text:style-name="P34"/>
      <text:p text:style-name="P35"/>
      <text:p text:style-name="P36">Reload = 0 and AUTOEND = 1</text:p>
      <text:list text:style-name="LFO1" text:continue-numbering="true">
        <text:list-item>
          <text:p text:style-name="P37">Stop condition automatically sent after NBYTES is reached in transfer</text:p>
        </text:list-item>
      </text:list>
      <text:p text:style-name="P38">Reload =<text:s/>0<text:s/>and AUTOEND = 0</text:p>
      <text:list text:style-name="LFO1" text:continue-numbering="true">
        <text:list-item>
          <text:p text:style-name="P39">Clock is stretched after NBYTES is reached in transfer</text:p>
        </text:list-item>
        <text:list-item>
          <text:p text:style-name="P40">TCR flag is set and clock is stretched</text:p>
        </text:list-item>
        <text:list-item>
          <text:p text:style-name="P41">Interrupt is generated if TCIE set<text:s/></text:p>
        </text:list-item>
        <text:list-item>
          <text:p text:style-name="P42">TCR is cleared by sending RESTART or STOP condition</text:p>
        </text:list-item>
      </text:list>
      <text:p text:style-name="P43">I2C master mode:</text:p>
      <text:list text:style-name="LFO1" text:continue-numbering="true">
        <text:list-item>
          <text:p text:style-name="P44">Configure addressing mode (7-bit or 10-bit) -&gt; ADD10 in I2C_CR2</text:p>
        </text:list-item>
        <text:list-item>
          <text:p text:style-name="P45">Write slave address to be<text:s/>sent -&gt; Write into SADD in I2C_CR2</text:p>
        </text:list-item>
        <text:list-item>
          <text:p text:style-name="P46">Set Transfer direction -&gt; RD_WRN in I2C_CR2</text:p>
        </text:list-item>
        <text:list-item>
          <text:p text:style-name="P47">Configure Byte counter -&gt; NBYTES in I2C_CR2 (If greater than 255 -&gt; Initially 0xFF)</text:p>
        </text:list-item>
        <text:list-item>
          <text:p text:style-name="P48">Send START bit in I2C_CR2</text:p>
        </text:list-item>
      </text:list>
      <text:p text:style-name="P49">Master transmitter:</text:p>
      <text:list text:style-name="LFO1" text:continue-numbering="true">
        <text:list-item>
          <text:p text:style-name="P50">TXIS flag set after each byte transmission</text:p>
        </text:list-item>
        <text:list-item>
          <text:p text:style-name="P51">TXIS<text:s/>event generated if TXIE bit set in I2C_CR1 register</text:p>
        </text:list-item>
        <text:list-item>
          <text:p text:style-name="P52">Transfer stops <text:s/>once the number of TXIS events corresponds to the number in NBYTES</text:p>
        </text:list-item>
        <text:list-item>
          <text:p text:style-name="P53">For Restart -&gt; Set Start bit with proper slave address and NBYTES configuration</text:p>
        </text:list-item>
        <text:list-item>
          <text:p text:style-name="P54">For Stop -&gt; Set Stop bit in I2C_CR2 register</text:p>
        </text:list-item>
        <text:list-item>
          <text:p text:style-name="P55">If NACK received -&gt; TXIS cleared, STOP sent, NACKF set (Interrupt if NACKIE = 1 in I2C_ISR)</text:p>
        </text:list-item>
      </text:list>
      <text:p text:style-name="P56">Master receiver:</text:p>
      <text:list text:style-name="LFO1" text:continue-numbering="true">
        <text:list-item>
          <text:p text:style-name="P57">RXNE flag set after each byte reception</text:p>
        </text:list-item>
        <text:list-item>
          <text:p text:style-name="P58">RXNE event generated if RXIE bit set in I2C_CR1</text:p>
        </text:list-item>
        <text:list-item>
          <text:p text:style-name="P59">Reception stops once the number of RXNE events corresponds to the number in NBYTES</text:p>
        </text:list-item>
        <text:list-item>
          <text:p text:style-name="P60">For Restart -&gt; Set Start bit with proper slave address and NBYTES configuration</text:p>
        </text:list-item>
        <text:list-item>
          <text:p text:style-name="P61">For Stop -&gt; Set Stop bit in I2C_CR2 register</text:p>
        </text:list-item>
      </text:list>
      <text:p text:style-name="P62"/>
      <text:p text:style-name="P63">Before entering Stop mode, the I2C must be disabled if WUPEN = 0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 MAR. Rouge</meta:initial-creator>
    <dc:creator>Marco Rouge</dc:creator>
    <meta:creation-date>2020-11-16T09:19:00Z</meta:creation-date>
    <dc:date>2020-11-18T16:20:00Z</dc:date>
    <meta:template xlink:href="Normal" xlink:type="simple"/>
    <meta:editing-cycles>4</meta:editing-cycles>
    <meta:editing-duration>PT0S</meta:editing-duration>
    <meta:document-statistic meta:page-count="3" meta:paragraph-count="5" meta:word-count="410" meta:character-count="2995" meta:row-count="21" meta:non-whitespace-character-count="2590"/>
  </office:meta>
</office:document-meta>
</file>